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Text_20_body">
      <style:text-properties style:font-name="Cambria" fo:font-size="14pt" fo:language="ru" fo:country="RU" style:font-name-asian="Times New Roman3" style:font-size-asian="14pt" style:font-name-complex="Times New Roman3" style:font-size-complex="14pt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style:font-name-asian="Times New Roman3" style:font-name-complex="Times New Roman3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6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asian="Times New Roman3" style:font-name-complex="Times New Roman3"/>
    </style:style>
    <style:style style:name="T11" style:family="text">
      <style:text-properties fo:language="ru" fo:country="RU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style:font-name-asian="Times New Roman3" style:font-name-complex="Times New Roman3"/>
    </style:style>
    <style:style style:name="T13" style:family="text">
      <style:text-properties fo:font-weight="bold" style:font-name-asian="Times New Roman3" style:font-weight-asian="bold" style:font-name-complex="Times New Roman3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22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87cm" draw:z-index="0"><draw:image xlink:href="../../odt/images/0020.png" xlink:type="simple" xlink:show="embed" xlink:actuate="onLoad"/></draw:frame></text:p>
          </table:table-cell>
          <table:table-cell table:style-name="Table1.B1" office:value-type="string">
            <text:h text:style-name="P4" text:outline-level="1">Демультиплекс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 Cи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829cm" svg:height="1.431cm" draw:z-index="1"><draw:image xlink:href="../../odt/images/0020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2">Блок </text:span><text:span text:style-name="T13">векторизован</text:span><text:span text:style-name="T15">, реализует “расщепление” </text:span><text:span text:style-name="T18">векторного</text:span><text:span text:style-name="T15"> входного сигнала в отдельные выходные сигналы. Выходами могут быть как </text:span><text:span text:style-name="T17">скалярные</text:span>,<text:span text:style-name="T15"> так и </text:span><text:span text:style-name="T18">векторные</text:span><text:span text:style-name="T15"> (“многожильные”) сигналы.</text:span></text:p>
            <text:p text:style-name="P5">По умолчанию данный блок реализует демультиплексирование 2-х “жильного” входного векторного сигнала в скалярные сигналы:</text:p>
            <text:p text:style-name="P7"><draw:frame draw:style-name="fr3" draw:name="Объект1" text:anchor-type="as-char" svg:width="3.052cm" svg:height="1.265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5"><text:span text:style-name="T12">где </text:span><text:span text:style-name="T12"><draw:frame draw:style-name="fr3" draw:name="Объект2" text:anchor-type="as-char" svg:width="2.512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2">–</text:span><text:span text:style-name="T3"> </text:span><text:span text:style-name="T10">первый и второй выходной </text:span><text:span text:style-name="T11">скалярный</text:span><text:span text:style-name="T10"> сигнал блока;</text:span></text:p>
            <text:p text:style-name="P5"><text:span text:style-name="T15"><draw:frame draw:style-name="fr3" draw:name="Объект3" text:anchor-type="as-char" svg:width="3.129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–</text:span><text:span text:style-name="T2"> </text:span><text:span text:style-name="T16">1</text:span><text:span text:style-name="T2">-</text:span><text:span text:style-name="T15">й и 2-й элементы входного </text:span><text:span text:style-name="T19">векторного</text:span><text:span text:style-name="T15"> сигнала;</text:span></text:p>
            <text:p text:style-name="P5"><text:span text:style-name="T14">Свойства</text:span>:</text:p>
            <text:list xml:id="list6158146513967520188" text:style-name="L1">
              <text:list-item>
                <text:p text:style-name="P9">Массив размерностей выходов –<text:span text:style-name="T1"> </text:span><text:span text:style-name="T9">массив целых чисел, указывающих размерности векторов каждого из выходных сигналов блока</text:span>.</text:p>
              </text:list-item>
            </text:list>
            <text:p text:style-name="P6"><text:span text:style-name="T16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14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8">Массив размерностей выходов</text:p>
                </table:table-cell>
                <table:table-cell table:style-name="Таблица1.B3" office:value-type="string">
                  <text:p text:style-name="P6">[2,2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4">Именованное</text:span><text:span text:style-name="T1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8">Количество портов</text:p>
                </table:table-cell>
                <table:table-cell table:style-name="Таблица1.B3" office:value-type="string">
                  <text:p text:style-name="P6">[<text:span text:style-name="T1">out1,out2,out3</text:span>]</text:p>
                </table:table-cell>
              </table:table-row>
            </table:table>
            <text:p text:style-name="P5"><text:span text:style-name="T14">Примечания</text:span>:</text:p>
            <text:list xml:id="list991426663799325322" text:style-name="L2">
              <text:list-item>
                <text:p text:style-name="P10">Блок обрабатывает <text:span text:style-name="T19">один</text:span> входной сигнал.</text:p>
              </text:list-item>
              <text:list-item>
                <text:p text:style-name="P11"><text:span text:style-name="T4">Именованные свойства </text:span><text:span text:style-name="T20">могут быть заданы </text:span><text:span text:style-name="T4">как </text:span><text:span text:style-name="T7">локальные</text:span><text:span text:style-name="T4"> переменные модели (субмодели) во вкладке </text:span><text:span text:style-name="T7">Параметры,</text:span><text:span text:style-name="T4"> как </text:span><text:span text:style-name="T7">глобальные</text:span><text:span text:style-name="T4"> сигналы </text:span><text:soft-page-break/><text:span text:style-name="T4">проекта при помощи пункта главного меню </text:span><text:span text:style-name="T19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20">или как </text:span><text:span text:style-name="T19">внешние</text:span><text:span text:style-name="T20"> сигналы проекта при помощи подключаемой базы сигналов.</text:span></text:p>
              </text:list-item>
              <text:list-item>
                <text:p text:style-name="P12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емультиплексор</dc:title>
    <dc:date>2014-11-29T01:02:18.88</dc:date>
    <meta:generator>OpenOffice/4.1.1$Win32 OpenOffice.org_project/411m6$Build-9775</meta:generator>
    <meta:editing-duration>PT2H23M35S</meta:editing-duration>
    <meta:editing-cycles>51</meta:editing-cycles>
    <meta:document-statistic meta:table-count="2" meta:image-count="2" meta:object-count="3" meta:page-count="2" meta:paragraph-count="28" meta:word-count="160" meta:character-count="1183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1</mn>
                </mrow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u</mi>
                <mrow>
                  <mn>1,2</mn>
                </mrow>
              </msub>
            </mrow>
            <mrow>
              <mo stretchy="false">(</mo>
              <mrow>
                <mi>t</mi>
              </mrow>
              <mo stretchy="false">)</mo>
            </mrow>
            <mi>,</mi>
          </mrow>
        </mtd>
      </mtr>
    </mtable>
    <annotation encoding="StarMath 5.0">y_1(t) = u_{1,1}(t),
newline
y_2(t) = u_{1,2}(t),</annotation>
  </semantics>
</math>
</file>

<file path=Object 2/content.xml><?xml version="1.0" encoding="utf-8"?>
<math xmlns="http://www.w3.org/1998/Math/MathML">
  <semantics>
    <mrow>
      <msub>
        <mi>u</mi>
        <mrow>
          <mn>1,1</mn>
        </mrow>
      </msub>
      <mrow>
        <mo stretchy="false">(</mo>
        <mrow>
          <mi>t</mi>
        </mrow>
        <mo stretchy="false">)</mo>
      </mrow>
      <mi>,</mi>
      <mi/>
      <msub>
        <mi>u</mi>
        <mrow>
          <mn>1,2</mn>
        </mrow>
      </msub>
      <mrow>
        <mo stretchy="false">(</mo>
        <mrow>
          <mi>t</mi>
        </mrow>
        <mo stretchy="false">)</mo>
      </mrow>
    </mrow>
    <annotation encoding="StarMath 5.0">u_{1,1}(t),~u_{1,2}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y_2(t)</annotation>
  </semantics>
</math>
</file>